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ext_20_body_20_indent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0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4" style:family="paragraph" style:parent-style-name="Text_20_body_20_indent_20_2">
      <style:text-properties fo:color="#000000" fo:font-weight="normal" style:font-weight-asian="normal" style:font-weight-complex="normal"/>
    </style:style>
    <style:style style:name="P15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.423cm" fo:margin-bottom="0.212cm"/>
    </style:style>
    <style:style style:name="P18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9" style:family="paragraph" style:parent-style-name="Text_20_body_20_indent_20_2">
      <style:text-properties fo:language="en" fo:country="none"/>
    </style:style>
    <style:style style:name="P2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anguage-asian="zh" style:country-asian="TW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5" style:family="text">
      <style:text-properties fo:font-size="12pt" fo:language="en" fo:country="none" style:font-size-asian="12pt"/>
    </style:style>
    <style:style style:name="T6" style:family="text">
      <style:text-properties style:language-asian="zh" style:country-asian="TW"/>
    </style:style>
    <style:style style:name="T7" style:family="text">
      <style:text-properties fo:color="#000000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style:language-asian="zh" style:country-asian="TW"/>
    </style:style>
    <style:style style:name="T11" style:family="text"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12" style:family="text">
      <style:text-properties style:font-name="Courier New1"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box</text:h>
      <text:p text:style-name="P19">T<text:span text:style-name="T6">he </text:span><text:span text:style-name="T12">hbox</text:span><text:span text:style-name="T6"> component is used to create a horizontally oriented box. Each component placed in the </text:span><text:span text:style-name="T12">hbox </text:span><text:span text:style-name="T6">will be placed horizontally in a row.</text:span></text:p>
      <text:p text:style-name="P4"><text:s/><text:span text:style-name="T3"><text:s text:c="6"/></text:span></text:p>
      <text:p text:style-name="P16"><draw:frame draw:style-name="fr1" draw:name="graphics1" text:anchor-type="paragraph" svg:width="4.046cm" svg:height="2.011cm" draw:z-index="0"><draw:image xlink:href="../images/box.png" xlink:type="simple" xlink:show="embed" xlink:actuate="onLoad"/></draw:frame></text:p>
      <text:p text:style-name="Code_20_Indent_20_2">&lt;zk&gt;</text:p>
      <text:p text:style-name="Code_20_Indent_20_2"><text:tab/>&lt;vbox&gt;</text:p>
      <text:p text:style-name="Code_20_Indent_20_2"><text:tab/><text:tab/>&lt;button label="Button 1"/&gt;</text:p>
      <text:p text:style-name="Code_20_Indent_20_2"><text:tab/><text:tab/>&lt;button label="Button 2"/&gt;</text:p>
      <text:p text:style-name="Code_20_Indent_20_2"><text:tab/>&lt;/vbox&gt;</text:p>
      <text:p text:style-name="Code_20_Indent_20_2"><text:tab/>&lt;hbox&gt;</text:p>
      <text:p text:style-name="Code_20_Indent_20_2"><text:tab/><text:tab/>&lt;button label="Button 3"/&gt;</text:p>
      <text:p text:style-name="Code_20_Indent_20_2"><text:tab/><text:tab/>&lt;button label="Button 4"/&gt;</text:p>
      <text:p text:style-name="Code_20_Indent_20_2"><text:tab/>&lt;/hbox&gt;</text:p>
      <text:p text:style-name="Code_20_Indent_20_2">&lt;/zk&gt;</text:p>
      <text:h text:style-name="P11" text:outline-level="4">Class Name</text:h>
      <text:p text:style-name="P20"><text:span text:style-name="Source_20_Text"><text:span text:style-name="T5">org.zkoss.zul.Hbox</text:span></text:span></text:p>
      <text:h text:style-name="P12" text:outline-level="4">Supported Child Components</text:h>
      <text:p text:style-name="P14">*ALL</text:p>
      <text:h text:style-name="P12" text:outline-level="4">Supported Events<text:span text:style-name="T4"> <text:s text:c="6"/></text:span></text:h>
      <text:p text:style-name="P13"><text:s text:c="8"/>*NONE</text:p>
      <text:h text:style-name="P15" text:outline-level="4">Properties</text:h>
      <text:p text:style-name="P17"><text:tab/><text:span text:style-name="T11">*NONE</text:span></text:p>
      <text:h text:style-name="P12" text:outline-level="4">Methods</text:h>
      <text:p text:style-name="P17"><text:span text:style-name="T11"><text:s text:c="6"/>*NONE</text:span></text:p>
      <text:h text:style-name="P1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Box.xml">org.zkoss.zul.Box</text:a></text:p>
          </table:table-cell>
        </table:table-row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>
          <table:table-cell table:style-name="Table2.A2" office:value-type="string">
            <text:p text:style-name="P10"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0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3:52:17</dc:date>
    <meta:print-date>2007-09-03T09:33:50</meta:print-date>
    <dc:language>en-US</dc:language>
    <meta:editing-cycles>88</meta:editing-cycles>
    <meta:editing-duration>PT6H12M2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9" meta:word-count="69" meta:character-count="571"/>
  </office:meta>
</office:document-meta>
</file>